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cm" fo:margin-right="0cm" fo:text-align="justify" style:justify-single-word="false" fo:text-indent="0cm" style:auto-text-indent="false"/>
    </style:style>
    <style:style style:name="P3" style:family="paragraph" style:parent-style-name="Standard" style:master-page-name="Standard">
      <style:paragraph-properties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dy Aleksander Wielki po podboju Imperium Perskiego wyzionął ducha w Babilonie, jego mocarstwo nie przetrwało długo. Najważniejsi macedońscy generałowie szybko zaczęli walczyć ze sobą o schedę po zmarłym królu, rozpoczynając tak zwane wojny diadochów (następców). Ich historię czyta się jak dobrą książkę sensacyjną, wypełnioną zdradami, nieoczekiwanymi zwrotami akcji. Ci przywódcy, którzy przeżyli, wykuli dla siebie nowe królestwa, od Grecji po Indie. Mniej więcej w tym samym okresie Republika Rzymska zaczynała podchody do swoich ogromnych wojen z Kartaginą, na Sycylii niejaki Agatokles ogłosił się królem, a dynastia Maurjów jednoczyła Indie.</text:p>
      <text:p text:style-name="P1"/>
      <text:p text:style-name="P1">Dlaczego o tym wszystkim wspominam? Bo właśnie w tym okresie osadzona została akcja najnowszej gry strategicznej firmy Paradox Interactive o tytule „Imperator: Rome”. Firma ta zasłynęła już takimi seriami jak „Europa Universalis” czy „Crusader Kings”. Raz już zapuszczali się w czasy starożytne, ale „EU: Rome” zostało przyjęte dość chłodno przez recenzentów.</text:p>
      <text:p text:style-name="P1"/>
      <text:p text:style-name="P1">Gracze mieli spore oczekiwania. Od momentu, gdy rok temu na PDXConie na scenę nagle wszedł jeden z projektantów, Johan Anderrson, przebrany za rzymskiego senatora i z eskortą legionistów, ekscytacja fanów firmy tylko rosła. Kolejne informacje podsycały płomień zainteresowania – gra miała opierać się o najlepsze systemy z pozostałych gier zespołu, oferować wiele mechanik i tak dalej. Cotygodniowe informacje, przekazywane w postaci tak zwanych „Developer’s diary” na początku wyglądały całkiem porządnie i przykuwały uwagę. Dopiero po pewnym czasie coś zaczęło się psuć – tu drobne nieścisłości, tam jakiś system nie wydawał się być wystarczająco dopieszczony… Szczególnie duży niepokój wywołała informacja o wykorzystywaniu niesławnego systemu „many” z Europy Universalis IV – abstrakcyjnej waluty wykorzystywanej do zarządzania państwem, wokół której zbudowano sporo mechanik.</text:p>
      <text:p text:style-name="P1"/>
      <text:p text:style-name="P1">Mimo obaw kupiłem grę bez większego wahania – uwielbiam ten okres historyczny, szczególnie w odniesieniu do państw hellenistycznych. Wiedziałem, że ominą mnie dwie ulubione postacie historyczne – gra zaczyna się dopiero w 303 roku przed naszą erą, gdy nie żył już mój ulubiony diadoch (Eumenes z Kardii), a jedyny syn Aleksandra Wielkiego został już zamordowany przez nowego króla Macedonii, Kasandra. Mimo to i tak oczekiwałem niezłej zabawy (i ewentualnych modyfikacji graczy, którzy by nieco cofnęli datę startową) – Antygon, Demetriusz, Seleukos, rzymscy patrycjusze, przywódcy plemion celtyckich… Na starcie rozgrywki mamy do wyboru wiele postaci, których państwa będzie można prowadzić przez prawie trzy stulecia rozgrywki. Przy takim dużym wyborze nie można się nudzić, prawda?</text:p>
      <text:p text:style-name="P1"/>
      <text:p text:style-name="P1">Już pierwsze chwile po odpaleniu gry były dość bolesne. Interfejs jest, mówiąc łagodnie, niezbyt przystępny. Ciężko się rozeznać po samym wyglądzie przycisków, który z nich co robi, niektóre elementy są rozmieszczone w dziwnych miejscach (na przykład przyciski zwiększenia stabilności kraju czy walki z wyczerpaniem wojennym wśród cywili powędrowały na ekran religijny) i tak dalej. Przegniłą wisienką na torcie jest budowanie dróg i przerzucanie niewolników, przy których to czynnościach można się zaklikać na śmierć. Szczególnie to dziwi, jeśli się weźmie pod uwagę, że „Crusader Kings” i „Europa Universalis” mają naprawdę dobre i czytelne interfejsy. To nie jest pierwsza gra tego studia, więc naprawdę powinni być już w stanie zaprojektować coś przystępniejszego.</text:p>
      <text:p text:style-name="P1"/>
      <text:p text:style-name="P1"><text:soft-page-break/>Gdy już przywykniemy do niewygody możemy zająć się tym, po co kupiliśmy tę grę – rządzeniem starożytnym państwem, podbijaniem wszystkich dookoła. Mapa ciągnie się od Szkocji w lewym górnym rogu po Sri Lankę w prawym dolnym, więc mamy do zdobycia spory kawał świata. Państwa nie różnią się jakoś wybitnie od siebie – ot, mają oczywiście inne pozycje startowe, dostęp do różnych tradycji militarnych oraz jeden z kilku rodzajów rządu. To nie „Europa Universalis” czy „Hearts of Iron” gdzie narody miały osobne drzewka rozwoju albo zestawy idei państwowych. W teorii mają też różne religie oraz kultury, ale w praktyce nie zmienia to prawie niczego. Nawet rytuały religijne są mechanicznie identyczne i różnią się tylko opisami.</text:p>
      <text:p text:style-name="P1"/>
      <text:p text:style-name="P1">Jako przywódca możemy korzystać z dyplomacji, budować wojska, stawiać jeden z czterech rodzajów budynków (bardzo niska liczba, jeszcze w żadnej grze firmy nie ograniczono tak możliwości rozbudowy prowincji), a nawet bawić się odrobinę w szpiegostwo lub zabójstwa. Przez cały czas unosi się nad nami upiór wspomnianej już many. Gracz chce zmienić gubernatora prowincji? Mana. Państwo jest zdestabilizowane? Trzeba zadźgać kilka świń w ofierze bogom, za co płaci się maną. Chcemy zaprzyjaźnić się z generałem sąsiedniego kraju? Niespodzianka, trzeba na to wydać manę! A może by tak jakieś odkrycia naukowe…? Dzień dobry mano, tęskniłem za tobą. Najgorsze w tym wszystkim jest to, że przyrost tego surowca zależy przede wszystkim od statystyk przywódcy kraju, przez co gracz jest pozbawiony na to wpływu.</text:p>
      <text:p text:style-name="P1"/>
      <text:p text:style-name="P1">Gra się to mniej więcej podobnie jak w pozostałe tytuły tego studia – zgodnie z obietnicą zaimplementowano w „Imperatorze” mechaniki z innych gier Paradoxu, choć w bardzo uproszczony sposób. Z „Victorii 2” otrzymaliśmy system populacji – każda prowincja, jaką posiadamy, ma swoją ludność, określaną kilkoma parametrami. Z „Crusader Kings 2” – system postaci. Do tego z „Europy Universalis IV” przyszła chyba cała reszta systemów rozgrywki. Ciężko tu dostrzec jakąś oryginalną myśl, mechanikę, która przykuwałaby uwagę, a która nie wyglądałaby jak uproszczona kopia z poprzednich dzieł firmy. Może usprawnienia systemu wojennego – nasze wojska mogą korzystać z jednej z kilku taktyk, zajmowanie prowincji pozwala na zdobywanie niewolników, a podbicie ważniejszego miasta daje możliwość wyrżnięcia mieszkańców, zburzenia budynków i posypania ziemi solą, zgodnie ze starożytnymi tradycjami.</text:p>
      <text:p text:style-name="P1"/>
      <text:p text:style-name="P1">Grafika jest, w najlepszym wypadku, czytelna (nie dotyczy to oczywiście interfejsu). Muzyka nie przeszkadza, i to najlepsza rzecz jaką jestem w stanie o niej powiedzieć. </text:p>
      <text:p text:style-name="P1"/>
      <text:p text:style-name="P1">Czy polecam Imperator: Rome? Niekoniecznie. Z jednej strony, jako wiernego fana Paradoxu oraz olbrzymiego pasjonata epoki starożytnej, gra mnie zawiodła, ale nie na tyle by nie nacieszyć się nią przez jakiś czas. Z drugiej strony, po jednokrotnym wdarciu się Grekami w Indie oraz pobawieniu się kilkoma innymi krajami niekoniecznie mam ochotę wracać do rozgrywki, przynajmniej do chwili gdy twórcy albo fani nie wypełnią jej zawartością – czy to przez DLC, czy przez darmowe modyfikacje. Jeśli ktoś naprawdę uwielbia strategie i starożytność, a Rome: Total War z jakiegoś powodu mu się nie podoba to można Imperator: Rome kupić. W innym wypadku lepiej poczekać na przeceny, patche i tak dalej. </text:p>
      <text:p text:style-name="P1"/>
      <text:p text:style-name="P2"><text:a xlink:type="simple" xlink:href="https://i.redd.it/ppb3yznq1m331.png" text:style-name="ListLabel_20_1" text:visited-style-name="ListLabel_20_1"><text:span text:style-name="T1">https://i.redd.it/ppb3yznq1m331.png</text:span></text:a> – logo</text:p>
      <text:p text:style-name="P2"/>
      <text:p text:style-name="P2"><text:soft-page-break/><text:a xlink:type="simple" xlink:href="https://www.pcinvasion.com/wp-content/uploads/2019/04/Imperator-Rome-Guide-Military-Traditions.jpg" text:style-name="ListLabel_20_1" text:visited-style-name="ListLabel_20_1"><text:span text:style-name="T1">https://www.pcinvasion.com/wp-content/uploads/2019/04/Imperator-Rome-Guide-Military-Traditions.jpg</text:span></text:a></text:p>
      <text:p text:style-name="P2"><text:a xlink:type="simple" xlink:href="https://www.paradoxplaza.com/dw/image/v2/BBSX_PRD/on/demandware.static/-/Sites-paradox-catalog/default/dw86aadf64/product-images/imperator-rome/Screenshot_10.jpg?sw=2000&amp;sh=2000&amp;sm=fit" text:style-name="ListLabel_20_1" text:visited-style-name="ListLabel_20_1"><text:span text:style-name="T1">https://www.paradoxplaza.com/dw/image/v2/BBSX_PRD/on/demandware.static/-/Sites-paradox-catalog/default/dw86aadf64/product-images/imperator-rome/Screenshot_10.jpg?sw=2000&amp;sh=2000&amp;sm=fit</text:span></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 LibreOffice_project/057fc023c990d676a43019934386b85b21a9ee99</meta:generator>
    <dc:date>2019-09-20T19:19:59.374000000</dc:date>
    <meta:editing-duration>PT22H52M24S</meta:editing-duration>
    <meta:editing-cycles>1</meta:editing-cycles>
    <meta:document-statistic meta:table-count="0" meta:image-count="0" meta:object-count="0" meta:page-count="3" meta:paragraph-count="13" meta:word-count="965" meta:character-count="7042" meta:non-whitespace-character-count="6073"/>
  </office:meta>
</office:document-meta>
</file>